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4000002B87B89702821EAE3C4.png" manifest:media-type="image/png"/>
  <manifest:file-entry manifest:full-path="Pictures/10000000000002AC000002B1B6AF1EB896916BB2.png" manifest:media-type="image/png"/>
  <manifest:file-entry manifest:full-path="Pictures/10000201000002C7000002C807B343D763E84CD2.png" manifest:media-type="image/png"/>
  <manifest:file-entry manifest:full-path="Pictures/10000000000002AC0000021468C4CD007FB3AFC7.png" manifest:media-type="image/png"/>
  <manifest:file-entry manifest:full-path="Pictures/10000201000002C6000002C9E8272405BE2F7E41.png" manifest:media-type="image/png"/>
  <manifest:file-entry manifest:full-path="Pictures/10000201000002CB000002CC2DAF0733C925A70C.png" manifest:media-type="image/png"/>
  <manifest:file-entry manifest:full-path="Pictures/10000000000002B2000001FB31B4841B53CD6C00.png" manifest:media-type="image/png"/>
  <manifest:file-entry manifest:full-path="Pictures/10000000000002AE000002ADE329F9F46298C6DD.png" manifest:media-type="image/png"/>
  <manifest:file-entry manifest:full-path="Pictures/10000000000002A7000001ADE73BD7152432F8A0.png" manifest:media-type="image/png"/>
  <manifest:file-entry manifest:full-path="Pictures/10000000000002AA000002AFC6325EEC8C5C9055.png" manifest:media-type="image/png"/>
  <manifest:file-entry manifest:full-path="Pictures/10000000000002AC000002A814A60E823100F7F9.png" manifest:media-type="image/png"/>
  <manifest:file-entry manifest:full-path="Pictures/10000000000002A800000207F5C8958A131317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7.612cm" draw:z-index="0"><draw:image xlink:href="Pictures/10000201000002CB000002CC2DAF0733C925A70C.png" xlink:type="simple" xlink:show="embed" xlink:actuate="onLoad"/></draw:frame></text:p>
      <text:p text:style-name="Standard"/>
      <text:p text:style-name="Standard"><draw:frame draw:style-name="fr2" draw:name="Image3" text:anchor-type="paragraph" svg:width="17.59cm" svg:height="17.664cm" draw:z-index="1"><draw:image xlink:href="Pictures/10000201000002C6000002C9E8272405BE2F7E41.png" xlink:type="simple" xlink:show="embed" xlink:actuate="onLoad"/></draw:frame><text:soft-page-break/></text:p>
      <text:p text:style-name="Standard"/>
      <text:p text:style-name="Standard"><draw:frame draw:style-name="fr2" draw:name="Image2" text:anchor-type="paragraph" svg:width="17.59cm" svg:height="17.614cm" draw:z-index="2"><draw:image xlink:href="Pictures/10000201000002C7000002C807B343D763E84CD2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4" text:anchor-type="paragraph" svg:width="17.59cm" svg:height="17.485cm" draw:z-index="3"><draw:image xlink:href="Pictures/10000000000002AC000002A814A60E823100F7F9.png" xlink:type="simple" xlink:show="embed" xlink:actuate="onLoad"/></draw:frame><text:soft-page-break/></text:p>
      <text:p text:style-name="Standard"/>
      <text:p text:style-name="Standard"><draw:frame draw:style-name="fr2" draw:name="Image5" text:anchor-type="paragraph" svg:width="17.59cm" svg:height="17.563cm" draw:z-index="4"><draw:image xlink:href="Pictures/10000000000002AE000002ADE329F9F46298C6D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width="17.59cm" svg:height="17.718cm" draw:z-index="5"><draw:image xlink:href="Pictures/10000000000002AA000002AFC6325EEC8C5C9055.png" xlink:type="simple" xlink:show="embed" xlink:actuate="onLoad"/></draw:frame><text:soft-page-break/></text:p>
      <text:p text:style-name="Standard"><draw:frame draw:style-name="fr2" draw:name="Image7" text:anchor-type="paragraph" svg:width="17.59cm" svg:height="12.924cm" draw:z-index="6"><draw:image xlink:href="Pictures/10000000000002B2000001FB31B4841B53CD6C00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Image8" text:anchor-type="paragraph" svg:width="17.59cm" svg:height="13.681cm" draw:z-index="7"><draw:image xlink:href="Pictures/10000000000002AC0000021468C4CD007FB3AFC7.png" xlink:type="simple" xlink:show="embed" xlink:actuate="onLoad"/></draw:frame></text:p>
      <text:p text:style-name="Standard"/>
      <text:p text:style-name="Standard"><draw:frame draw:style-name="fr2" draw:name="Image9" text:anchor-type="paragraph" svg:width="17.59cm" svg:height="13.423cm" draw:z-index="8"><draw:image xlink:href="Pictures/10000000000002A800000207F5C8958A13131726.png" xlink:type="simple" xlink:show="embed" xlink:actuate="onLoad"/></draw:frame><text:soft-page-break/></text:p>
      <text:p text:style-name="Standard"/>
      <text:p text:style-name="Standard"><draw:frame draw:style-name="fr1" draw:name="Image10" text:anchor-type="paragraph" svg:width="17.59cm" svg:height="11.113cm" draw:z-index="9"><draw:image xlink:href="Pictures/10000000000002A7000001ADE73BD7152432F8A0.png" xlink:type="simple" xlink:show="embed" xlink:actuate="onLoad"/></draw:frame><text:soft-page-break/></text:p>
      <text:p text:style-name="Standard"/>
      <text:p text:style-name="Standard"><draw:frame draw:style-name="fr3" draw:name="Image11" text:anchor-type="paragraph" svg:width="15.501cm" svg:height="15.614cm" draw:z-index="10"><draw:image xlink:href="Pictures/10000000000002AC000002B1B6AF1EB896916BB2.png" xlink:type="simple" xlink:show="embed" xlink:actuate="onLoad"/></draw:frame><text:soft-page-break/></text:p>
      <text:p text:style-name="Standard"><draw:frame draw:style-name="fr2" draw:name="Image12" text:anchor-type="paragraph" svg:width="17.59cm" svg:height="17.69cm" draw:z-index="11"><draw:image xlink:href="Pictures/10000000000002B4000002B87B89702821EAE3C4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0:02:02.648998763</meta:creation-date>
    <dc:date>2020-02-06T23:35:49.444183018</dc:date>
    <meta:editing-duration>PT6H37M3S</meta:editing-duration>
    <meta:editing-cycles>14</meta:editing-cycles>
    <meta:generator>LibreOffice/5.1.6.2$Linux_X86_64 LibreOffice_project/10m0$Build-2</meta:generator>
    <meta:document-statistic meta:table-count="0" meta:image-count="12" meta:object-count="0" meta:page-count="11" meta:paragraph-count="0" meta:word-count="0" meta:character-count="0" meta:non-whitespace-character-count="0"/>
  </office:meta>
</office:document-meta>
</file>